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ce1f0" officeooo:paragraph-rsid="000ce1f0"/>
    </style:style>
    <style:style style:name="P2" style:family="paragraph" style:parent-style-name="Text_20_body">
      <style:text-properties officeooo:rsid="000ce1f0"/>
    </style:style>
    <style:style style:name="P3" style:family="paragraph" style:parent-style-name="Text_20_body">
      <style:text-properties officeooo:rsid="00112a61" officeooo:paragraph-rsid="00112a61"/>
    </style:style>
    <style:style style:name="P4" style:family="paragraph" style:parent-style-name="Text_20_body">
      <style:text-properties officeooo:rsid="0013f8de" officeooo:paragraph-rsid="0013f8de"/>
    </style:style>
    <style:style style:name="P5" style:family="paragraph" style:parent-style-name="Text_20_body">
      <style:text-properties officeooo:rsid="0013f8de" officeooo:paragraph-rsid="00152c5a"/>
    </style:style>
    <style:style style:name="P6" style:family="paragraph" style:parent-style-name="Text_20_body">
      <style:text-properties officeooo:rsid="00152c5a" officeooo:paragraph-rsid="00152c5a"/>
    </style:style>
    <style:style style:name="P7" style:family="paragraph" style:parent-style-name="Text_20_body">
      <style:text-properties officeooo:rsid="0016c50b" officeooo:paragraph-rsid="0016c50b"/>
    </style:style>
    <style:style style:name="T1" style:family="text">
      <style:text-properties officeooo:rsid="000ce1f0"/>
    </style:style>
    <style:style style:name="T2" style:family="text">
      <style:text-properties officeooo:rsid="000e8486"/>
    </style:style>
    <style:style style:name="T3" style:family="text">
      <style:text-properties officeooo:rsid="000f6ca8"/>
    </style:style>
    <style:style style:name="T4" style:family="text">
      <style:text-properties officeooo:rsid="00112a61"/>
    </style:style>
    <style:style style:name="T5" style:family="text">
      <style:text-properties officeooo:rsid="00133944"/>
    </style:style>
    <style:style style:name="T6" style:family="text">
      <style:text-properties officeooo:rsid="0013f8de"/>
    </style:style>
    <style:style style:name="T7" style:family="text">
      <style:text-properties officeooo:rsid="00152c5a"/>
    </style:style>
    <style:style style:name="T8" style:family="text">
      <style:text-properties officeooo:rsid="0016c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Baca</text:p>
      <text:p text:style-name="P1">CS 482 </text:p>
      <text:p text:style-name="P1">HW 4</text:p>
      <text:p text:style-name="P1">November 12, 2018</text:p>
      <text:p text:style-name="P1"/>
      <text:p text:style-name="Text_20_body">a)<text:tab/><text:span text:style-name="T1">i) (AB)+ </text:span></text:p>
      <text:p text:style-name="Text_20_body"><text:tab/> <text:s text:c="3"/><text:span text:style-name="T1">(AB) → (ABC) → (ABCD) → (ABCDE)</text:span></text:p>
      <text:p text:style-name="Text_20_body"><text:tab/> <text:s text:c="3"/><text:span text:style-name="T1">(AB)+ = ABCDE</text:span></text:p>
      <text:p text:style-name="P2"><text:tab/>ii) yes, BC → E is in F+</text:p>
      <text:p text:style-name="Text_20_body"><text:tab/> <text:s text:c="3"/><text:span text:style-name="T1">justification:</text:span></text:p>
      <text:p text:style-name="Text_20_body"><text:tab/> <text:s text:c="3"/><text:span text:style-name="T1">BC → D</text:span></text:p>
      <text:p text:style-name="Text_20_body"><text:tab/> <text:s text:c="3"/><text:span text:style-name="T1">D → E</text:span></text:p>
      <text:p text:style-name="Text_20_body"><text:tab/> <text:s text:c="3"/><text:span text:style-name="T1">Armstrong’s Axiom of transitivity states that BC → is in the closure F+</text:span></text:p>
      <text:p text:style-name="P2"><text:tab/>iii) A+: AC<text:tab/><text:tab/>//NOT a superkey</text:p>
      <text:p text:style-name="Text_20_body"><text:tab/> <text:s text:c="4"/><text:span text:style-name="T2">B+: BCDE<text:tab/><text:tab/>//NOT a superkey</text:span></text:p>
      <text:p text:style-name="Text_20_body"><text:tab/> <text:s text:c="4"/><text:span text:style-name="T2">C+: C<text:tab/><text:tab/>//NOT a superkey</text:span></text:p>
      <text:p text:style-name="Text_20_body"><text:tab/> <text:s text:c="4"/><text:span text:style-name="T2">D+: DE<text:tab/><text:tab/>//NOT a superkey</text:span></text:p>
      <text:p text:style-name="Text_20_body"><text:tab/> <text:s text:c="4"/><text:span text:style-name="T2">E+: E<text:tab/><text:tab/>//NOT a superkey</text:span></text:p>
      <text:p text:style-name="Text_20_body"><text:tab/> <text:s text:c="4"/><text:span text:style-name="T2">(AB)+: ABCDE<text:tab/>//Superkey</text:span></text:p>
      <text:p text:style-name="Text_20_body"><text:tab/> <text:s text:c="4"/><text:span text:style-name="T2">(AC)+: AC<text:tab/><text:tab/>//NOT a Superkey</text:span></text:p>
      <text:p text:style-name="Text_20_body"><text:tab/> <text:s text:c="4"/><text:span text:style-name="T2">(AD)+: ACDE <text:s/><text:tab/>//NOT a superkey</text:span></text:p>
      <text:p text:style-name="Text_20_body"><text:tab/> <text:s text:c="4"/><text:span text:style-name="T2">(AE)+: ACE<text:tab/>//NOT a Superkey</text:span></text:p>
      <text:p text:style-name="Text_20_body"><text:tab/> <text:s text:c="4"/><text:span text:style-name="T2">(BC)+: BCDE<text:tab/>//NOT a Superkey</text:span></text:p>
      <text:p text:style-name="Text_20_body"><text:tab/> <text:s text:c="4"/><text:span text:style-name="T2">(BD)+: BCDE<text:tab/>//NOT a Superkey</text:span></text:p>
      <text:p text:style-name="Text_20_body"><text:tab/> <text:s text:c="4"/><text:span text:style-name="T2">(BE)+: BCDE<text:tab/>//NOT a superkey</text:span></text:p>
      <text:p text:style-name="Text_20_body"><text:tab/> <text:s text:c="4"/>…………………………</text:p>
      <text:p text:style-name="Text_20_body"><text:tab/> <text:s text:c="4"/><text:span text:style-name="T3">We begin to see a pattern that any combination of attributes with atoms A and B will be a </text:span></text:p>
      <text:p text:style-name="Text_20_body"><text:tab/> <text:s text:c="5"/><text:span text:style-name="T3">superkey, since they have all the attributes in the closures:<text:line-break/><text:tab/> <text:s text:c="5"/>AB, ABC, ABD, ABE, ABCD, <text:s/>ABCE, ABCDE</text:span></text:p>
      <text:p text:style-name="Text_20_body"><text:tab/> <text:s text:c="5"/><text:span text:style-name="T4">Candidate Keys: </text:span></text:p>
      <text:p text:style-name="Text_20_body"><text:tab/> <text:s text:c="6"/><text:span text:style-name="T4">AB is the only candidate key since it can minimally represent the table<text:line-break/></text:span></text:p>
      <text:p text:style-name="P3"><text:soft-page-break/>b) <text:tab/>1.) <text:span text:style-name="T5">based on the rules AB → D and D → C, we can conclude that AB → D based on </text:span></text:p>
      <text:p text:style-name="P3"><text:tab/> <text:s text:c="4"/>Armstrong’s<text:span text:style-name="T5"> third axiomatic. <text:s/>AB → D is not trivial, however, AB is a Superkey since its </text:span></text:p>
      <text:p text:style-name="P3"><text:tab/> <text:s text:c="4"/><text:span text:style-name="T6">closures can represent all attributes in R. D → C is also not trivial, and it is not a superkey </text:span></text:p>
      <text:p text:style-name="P3"><text:tab/> <text:s text:c="4"/><text:span text:style-name="T6">since you cannot derive all the attributes in R based on this dependency</text:span></text:p>
      <text:p text:style-name="P3"><text:tab/> <text:s text:c="2"/><text:span text:style-name="T6">THEREFORE -------→ NOT IN BCNF, none of the conditions <text:s/>hold for D → C</text:span></text:p>
      <text:p text:style-name="P3"><text:span text:style-name="T6"><text:tab/>2.) AB → D we can see passes as a superkey for the set from (1), and D → C passes the third</text:span></text:p>
      <text:p text:style-name="P4"><text:tab/> <text:s text:c="4"/>rule since C – D = C, which is maintained by the superkey AB. <text:s/>AB → D is the derived rule</text:p>
      <text:p text:style-name="P5"><text:tab/> <text:s text:c="3"/>from Armstrong’s third axiomatic, and this <text:span text:style-name="T7">doesnt pass</text:span> the third rule as well since D – AB, <text:s/>D</text:p>
      <text:p text:style-name="P5"><text:tab/> <text:s text:c="3"/><text:span text:style-name="T7">is not maintained by the candidate key. </text:span></text:p>
      <text:p text:style-name="P5"><text:tab/> <text:s text:c="2"/><text:span text:style-name="T7">THEREFORE -----→ NOT IN 3NF</text:span></text:p>
      <text:p text:style-name="P6">c) <text:tab/>1.) <text:s/>A+: AB</text:p>
      <text:p text:style-name="P6"><text:tab/> <text:s text:c="5"/>B+: B </text:p>
      <text:p text:style-name="P6"><text:tab/> <text:s text:c="5"/>C+: C</text:p>
      <text:p text:style-name="P6"><text:tab/> <text:s text:c="5"/>D+: D</text:p>
      <text:p text:style-name="P6"><text:tab/> <text:s text:c="5"/>AB+: AB</text:p>
      <text:p text:style-name="P6"><text:tab/> <text:s text:c="5"/>AC+: ABCD</text:p>
      <text:p text:style-name="P6"><text:tab/> <text:s text:c="5"/>AD+: ABD</text:p>
      <text:p text:style-name="P6"><text:tab/> <text:s text:c="5"/>BC+: BCD</text:p>
      <text:p text:style-name="P6"><text:tab/> <text:s text:c="5"/>BD+: BD</text:p>
      <text:p text:style-name="P6"><text:tab/> <text:s text:c="5"/>CD+: CD</text:p>
      <text:p text:style-name="P6"><text:tab/> <text:s text:c="5"/>ABC+: ABCD</text:p>
      <text:p text:style-name="P6"><text:tab/> <text:s text:c="5"/>ABD+: ABD</text:p>
      <text:p text:style-name="P6"><text:tab/> <text:s text:c="5"/>BCD+: BCD</text:p>
      <text:p text:style-name="P6"><text:tab/> <text:s text:c="5"/>A<text:span text:style-name="T8">C</text:span> is a superkey, and it is a candidate key since it minimally represents the table</text:p>
      <text:p text:style-name="P6"><text:tab/>2.) <text:span text:style-name="T8">Based of Armstrong’s Axiomatic rule 6 (Psuedotransitivity), we can induce the functional</text:span></text:p>
      <text:p text:style-name="P6"><text:tab/> <text:s text:c="4"/><text:span text:style-name="T8">dependancy AC → D, and checking the dependencies to to see if the table is in 3NF:</text:span></text:p>
      <text:p text:style-name="P7"><text:tab/><text:tab/>A → B not trivial, nor is A a superkey, but B – A = A is still maintained by candidate key </text:p>
      <text:p text:style-name="P7"><text:tab/><text:tab/>so this rule passes</text:p>
      <text:p text:style-name="P7"><text:tab/> <text:s text:c="10"/>BC → D is not trivial, nor is BC a superkey, but D – BC = D is maintained by AB,</text:p>
      <text:p text:style-name="P7"><text:tab/><text:tab/>so this rule passes</text:p>
      <text:p text:style-name="P7"><text:soft-page-break/><text:tab/><text:tab/>AC → D is not trivial, nor a superkey, however D – AC is maintained by AC, so rule</text:p>
      <text:p text:style-name="P7"><text:tab/><text:tab/> fails</text:p>
      <text:p text:style-name="P7"><text:tab/><text:tab/>THEREFORE ------→ IS <text:s/>NOT IN 3NF</text:p>
      <text:p text:style-name="P7"/>
      <text:p text:style-name="P4"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20:46.256935984</meta:creation-date>
    <dc:date>2018-11-13T17:07:50.150276602</dc:date>
    <meta:editing-duration>PT38M5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3" meta:paragraph-count="63" meta:word-count="469" meta:character-count="2568" meta:non-whitespace-character-count="1821"/>
  </office:meta>
</office:document-meta>
</file>